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72.16087mm" fo:page-width="70.0004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solid" svg:stroke-color="#000000" draw:stroke-linejoin="miter" svg:stroke-opacity="100.0%" svg:stroke-width="0.20050286mm"/>
    </style:style>
    <style:style style:family="graphic" style:name="style-3">
      <style:graphic-properties draw:fill="gradient" draw:fill-gradient-name="gradient-2" draw:opacity="100.0%" draw:stroke="solid" svg:stroke-color="#000000" draw:stroke-linejoin="miter" svg:stroke-opacity="100.0%" svg:stroke-width="0.20050286mm"/>
    </style:style>
    <style:style style:family="graphic" style:name="style-4">
      <style:graphic-properties draw:fill="gradient" draw:fill-gradient-name="gradient-3" draw:opacity="100.0%" draw:stroke="solid" svg:stroke-color="#000000" draw:stroke-linejoin="miter" svg:stroke-opacity="100.0%" svg:stroke-width="0.20050286mm"/>
    </style:style>
    <style:style style:family="graphic" style:name="style-5">
      <style:graphic-properties draw:fill="gradient" draw:fill-gradient-name="gradient-4" draw:opacity="100.0%" draw:stroke="solid" svg:stroke-color="#000000" draw:stroke-linejoin="miter" svg:stroke-opacity="100.0%" svg:stroke-width="0.20050286mm"/>
    </style:style>
    <style:style style:family="graphic" style:name="style-6">
      <style:graphic-properties draw:fill="solid" draw:fill-color="#ff5555" draw:opacity="100.0%" draw:stroke="solid" svg:stroke-color="#000000" draw:stroke-linejoin="miter" svg:stroke-opacity="100.0%" svg:stroke-width="0.06684271mm"/>
    </style:style>
    <style:style style:family="graphic" style:name="style-7">
      <style:graphic-properties draw:fill="solid" draw:fill-color="#7fff2a" draw:opacity="100.0%" draw:stroke="none"/>
    </style:style>
    <style:style style:family="graphic" style:name="style-8">
      <style:graphic-properties draw:fill="solid" draw:fill-color="#aa0000" draw:opacity="100.0%" draw:stroke="none"/>
    </style:style>
    <style:style style:family="graphic" style:name="style-9">
      <style:graphic-properties draw:fill="solid" draw:fill-color="#000000" draw:opacity="100.0%" draw:stroke="solid" svg:stroke-color="#000000" draw:stroke-linejoin="miter" svg:stroke-opacity="100.0%" svg:stroke-width="0.22280903mm"/>
    </style:style>
    <style:style style:family="graphic" style:name="style-10">
      <style:graphic-properties draw:fill="solid" draw:fill-color="#000000" draw:opacity="100.0%" draw:stroke="solid" svg:stroke-color="#000000" draw:stroke-linejoin="miter" svg:stroke-opacity="100.0%" svg:stroke-width="0.22280903mm"/>
    </style:style>
    <style:style style:family="graphic" style:name="style-11">
      <style:graphic-properties draw:fill="none" draw:stroke="solid" svg:stroke-color="#000000" draw:stroke-linejoin="miter" svg:stroke-opacity="100.0%" svg:stroke-width="0.17824723mm"/>
    </style:style>
    <style:style style:family="graphic" style:name="style-12">
      <style:graphic-properties draw:fill="gradient" draw:fill-gradient-name="gradient-5" draw:opacity="100.0%" draw:stroke="solid" svg:stroke-color="#000000" draw:stroke-linejoin="miter" svg:stroke-opacity="100.0%" svg:stroke-width="0.20050286mm"/>
    </style:style>
    <style:style style:family="graphic" style:name="style-13">
      <style:graphic-properties draw:fill="gradient" draw:fill-gradient-name="gradient-6" draw:opacity="100.0%" draw:stroke="solid" svg:stroke-color="#000000" draw:stroke-linejoin="miter" svg:stroke-opacity="100.0%" svg:stroke-width="0.20050286mm"/>
    </style:style>
    <style:style style:family="graphic" style:name="style-14">
      <style:graphic-properties draw:fill="gradient" draw:fill-gradient-name="gradient-7" draw:opacity="100.0%" draw:stroke="solid" svg:stroke-color="#000000" draw:stroke-linejoin="miter" svg:stroke-opacity="100.0%" svg:stroke-width="0.24140413mm"/>
    </style:style>
    <style:style style:family="graphic" style:name="style-15">
      <style:graphic-properties draw:fill="gradient" draw:fill-gradient-name="gradient-8" draw:opacity="100.0%" draw:stroke="solid" svg:stroke-color="#000000" draw:stroke-linejoin="miter" svg:stroke-opacity="100.0%" svg:stroke-width="0.24140413mm"/>
    </style:style>
  </office:automatic-styles>
  <office:body>
    <office:drawing>
      <draw:page draw:master-page-name="Default" draw:name="page1" draw:style-name="DP1">
        <draw:g draw:id="svg2">
          <draw:g draw:id="layer1">
            <draw:g draw:id="g2468">
              <draw:rect svg:height="51.04605mm" draw:style-name="style-2" draw:transform="rotate(1.5707963267948966) translate(9.430788mm,150.02306mm)" svg:width="5.0952477mm"/>
              <draw:rect svg:height="51.04605mm" draw:style-name="style-3" draw:transform="rotate(1.5707963267948966) translate(9.430788mm,125.11007mm)" svg:width="5.0952477mm"/>
              <draw:rect svg:height="51.04605mm" draw:style-name="style-4" draw:transform="rotate(1.5707963267948966) translate(9.430788mm,50.37114mm)" svg:width="5.0952477mm"/>
              <draw:rect svg:height="51.04605mm" draw:style-name="style-5" draw:transform="rotate(1.5707963267948966) translate(9.430788mm,25.458162mm)" svg:width="5.0952477mm"/>
              <draw:g draw:id="g4943">
                <draw:path svg:d="M 246.5039 72.87122 C 131.56293 149.28639 295.75803 275.95667 268.8982 334.50388 C 139.07281 315.3331 39.48846 346.72137 0.0 480.26266 C 72.76494 508.67474 254.71925 473.1802 369.49612 477.2416 C 478.84518 505.4157 634.2761 721.06134 707.6642 603.3563 C 808.4558 477.8413 537.3549 443.52444 463.9971 360.76797 C 388.9965 255.83533 350.17557 118.425095 290.93295 0.0 C 276.12326 24.290182 261.3136 48.580364 246.5039 72.87122 z" svg:height="6.3823304mm" draw:style-name="style-6" svg:viewBox="0.0 0.0 729.85114 638.23303" svg:width="7.298511mm" svg:x="18.6768mm" svg:y="16.658873mm"/>
                <draw:path svg:d="M 3090.1692 44.64748 C 2193.8086 -217.39519 1540.8925 741.0943 2144.8708 1175.4169 C 3336.6284 2032.413 5243.8965 1429.9202 1362.0984 3837.574 C -1775.8798 5783.8804 2037.0591 7558.1196 4022.609 9760.139 C 4918.927 12124.373 2562.492 13101.16 1162.5197 13408.179 C 880.7805 13481.157 -245.32307 13653.86 48.47446 13714.779 C 3624.026 14075.497 7259.0605 11627.511 5033.4316 8614.07 C 3948.1782 7625.94 823.9944 5584.2266 2395.8145 4776.136 C 8083.37 1852.0994 3782.4583 247.03122 3090.1692 44.64748 z" svg:height="137.50143mm" draw:style-name="style-7" svg:viewBox="0.0 0.0 5715.142 13750.143" svg:width="57.15142mm" svg:x="3.630554mm" svg:y="17.938454mm"/>
                <draw:path svg:d="M 3716.0369 0.0067995917 C 3684.2778 -0.14619122 3652.8647 2.2234666 3622.0393 5.5770254 C 3577.2178 10.16539 3533.7122 18.184828 3490.4426 27.857927 C 3544.4993 70.0188 3578.744 117.13453 3587.2253 172.68379 C 3588.6028 174.44829 3590.2915 176.55888 3591.403 178.25401 C 3598.4216 189.95204 3603.535 195.48827 3601.151 193.57214 C 3601.886 189.695 3600.449 193.95088 3599.7583 201.92747 C 3599.0422 210.73703 3593.18 223.97447 3585.1365 239.5265 C 3567.3086 334.7888 3485.462 453.60486 3318.462 609.94653 C 3529.5432 610.7305 3740.5796 612.1414 3966.0007 518.0378 C 4015.999 496.55856 4066.1423 466.79742 4115.0044 424.04022 C 4110.3027 386.8308 4103.3623 349.51602 4094.116 313.332 C 4074.0403 230.98146 4034.041 156.76935 3982.0151 102.359695 C 3929.6995 49.732216 3869.792 22.9731 3812.8196 10.450973 C 3779.8438 3.1876488 3747.7957 0.15979041 3716.0369 0.0067995917 z M 3238.39 682.35944 C 3034.7908 859.7669 2730.1208 1082.852 2306.0735 1365.4083 C 2459.517 1386.1355 2613.4739 1405.5144 2768.402 1422.5032 C 2866.3533 1433.2874 2964.9253 1443.3467 3064.3203 1451.7468 C 3136.3735 1194.4395 3200.2402 935.7 3238.39 682.35944 z M 2171.6917 1454.532 C 1913.978 1623.8092 1617.0182 1811.979 1272.7965 2025.4801 C 1246.6266 2041.7114 1220.7178 2058.0115 1195.5096 2074.2195 C 1338.2478 2083.8647 1477.7177 2101.3975 1613.9729 2122.2627 C 1722.6569 2139.731 1831.5404 2157.01 1940.5273 2173.7874 C 2020.4247 1934.5437 2098.102 1694.3767 2171.6917 1454.532 z M 1045.8098 2175.18 C 694.5234 2419.3833 449.76 2660.9707 294.5257 2901.3982 C 272.88818 2940.5623 237.49704 2998.8655 218.56374 3040.3171 C 188.24615 3107.026 162.98465 3154.9685 142.74243 3226.5798 C 211.98259 3168.894 299.51773 3124.4077 373.2051 3085.2156 C 543.49585 2995.0447 716.8252 2950.8843 885.6659 2929.2493 C 911.3662 2925.7957 937.4647 2922.604 962.95276 2920.1975 C 948.87213 2684.4448 983.37616 2430.961 1045.8098 2175.18 z M 140.81921 3230.4263 C 120.42774 3302.5488 94.744835 3373.1436 85.799034 3449.0767 C 69.551834 3593.7476 94.16869 3747.3748 120.9726 3886.5188 C 145.23198 4011.1445 192.75555 4123.0996 240.21599 4234.0747 C 240.99258 4235.89 241.52307 4237.8335 242.30481 4239.645 C 312.05057 4383.3745 403.10922 4527.3643 509.67566 4672.0337 C 519.8949 4483.749 545.9033 4301.1987 596.71045 4134.507 C 625.0306 4041.9072 661.1588 3954.9895 705.32983 3878.2764 C 658.85785 3854.7688 613.086 3827.716 568.8593 3796.8118 C 454.5342 3717.4253 348.37527 3608.727 265.97827 3469.561 C 222.87808 3396.4797 169.72649 3316.5642 140.81921 3230.4263 z M 541.0082 4714.5063 C 779.4682 5029.072 1094.0481 5346.6875 1446.1698 5669.8003 C 1407.0499 5395.3784 1374.7732 5120.876 1364.009 4853.762 C 1254.3491 4844.916 1144.2513 4832.679 1033.2769 4816.8594 C 871.38544 4793.6265 706.96454 4763.0215 541.0082 4714.5063 z M 1493.5167 5713.6655 C 1797.6078 5990.556 2127.9026 6271.3286 2459.951 6558.2515 C 2451.943 6508.769 2443.9792 6459.2544 2435.581 6409.2476 C 2396.36 6180.757 2355.86 5952.088 2318.6064 5724.11 C 2065.172 5725.069 1811.7961 5723.7754 1555.4855 5715.7544 C 1534.9167 5715.129 1514.1304 5714.3867 1493.5167 5713.6655 z M 2678.5823 6572.873 C 2611.393 6572.7915 2528.748 6561.41 2462.1392 6562.3296 C 2579.3076 6663.6313 2712.532 6777.7896 2828.9783 6880.628 C 3034.3154 7053.7974 3230.5293 7244.417 3424.5945 7424.3223 C 3409.0425 7163.7017 3382.67 6875.236 3340.0466 6593.761 C 3115.6055 6579.3735 2895.5469 6573.1367 2678.5823 6572.873 z M 3424.5945 7422.3325 C 3625.1226 7608.2227 3757.765 7753.7812 3937.9507 7954.488 C 3983.025 8080.3315 4041.6433 8269.633 4067.7566 8398.415 C 4163.364 8231.42 4281.6094 8004.9067 4333.6357 7786.486 C 4335.7524 7707.6787 4336.003 7628.0024 4334.332 7546.9663 C 4024.2712 7477.8745 3717.7444 7447.888 3424.5945 7422.3325 z M 4069.746 8396.426 C 4092.6284 8509.3 4109.663 8596.982 4114.2085 8710.348 C 4130.5405 8930.951 4140.505 9146.985 4088.5457 9358.185 C 4076.982 9405.844 4065.369 9455.358 4050.1511 9502.215 C 4110.5547 9470.042 4182.4097 9436.142 4241.031 9396.281 C 4412.794 9279.708 4574.4756 9128.453 4718.6772 8949.2705 C 4649.4507 8852.772 4574.7705 8763.877 4496.5645 8682.596 C 4370.7666 8551.385 4199.4434 8475.769 4069.746 8396.426 z M 4050.1511 9502.215 C 4019.491 9596.591 3993.4624 9690.86 3949.29 9780.627 C 3946.445 9786.772 3943.1428 9792.621 3940.2383 9798.73 C 3935.8206 9807.503 3931.5469 9816.472 3927.009 9825.188 C 3803.9485 10074.469 3632.63 10293.879 3428.4739 10485.957 C 3471.2332 10484.909 3513.98 10482.622 3557.2854 10479.69 C 3790.2097 10464.293 4031.1611 10420.685 4273.756 10336.953 C 4269.433 10275.258 4263.3115 10214.419 4254.956 10154.528 C 4222.025 9917.525 4144.1094 9694.834 4050.1511 9502.215 z M 3421.511 10491.526 C 3369.6594 10540.008 3315.5789 10587.114 3259.9746 10632.175 C 3252.9316 10637.883 3246.1843 10643.929 3239.0862 10649.582 C 3235.8909 10652.229 3232.5444 10654.605 3229.3384 10657.241 C 2994.9426 10849.903 2716.2866 10994.304 2439.162 11134.491 C 2423.0952 11142.512 2408.5544 11152.288 2392.4119 11160.152 C 2415.5908 11166.613 2453.2888 11190.707 2476.6616 11196.856 C 2725.1072 11262.496 2985.9207 11310.8125 3259.2783 11331.935 C 3348.4834 11047.701 3404.983 10764.488 3421.511 10491.526 z M 2390.4226 11160.152 C 2054.939 11323.762 1683.338 11438.938 1338.5452 11532.562 C 1294.7319 11544.059 1250.0087 11554.883 1204.1635 11565.287 C 1258.6803 11595.01 1332.2152 11640.163 1386.9862 11668.237 C 1510.3091 11734.552 1639.1526 11795.958 1772.0281 11852.055 C 1884.1444 11834.509 1994.9896 11814.846 2104.849 11792.175 C 2221.658 11590.304 2305.694 11366.898 2390.4226 11160.152 z M 1204.1635 11565.287 C 1143.6997 11579.012 1081.1105 11592.102 1017.56085 11605.671 C 868.02795 11637.421 740.0888 11665.612 589.6482 11694.198 C 449.93756 11720.714 313.98965 11756.221 177.352 11777.255 C 168.94406 11778.539 157.22884 11787.457 149.00354 11788.693 C 91.2356 11802.651 39.35502 11816.242 0.0 11829.077 C 0.9186249 11830.508 2.4364638 11831.721 4.177669 11833.255 C 13.488945 11847.403 27.15706 11860.109 43.86553 11872.942 C 62.605286 11887.467 82.203964 11902.253 102.3529 11916.112 C 387.06387 11938.894 671.7291 11943.441 953.2049 11932.126 C 992.83496 11881.702 1032.5878 11830.978 1071.5721 11780.338 C 1123.2594 11714.074 1155.121 11631.885 1204.1635 11565.287 z" svg:height="119.38076mm" draw:style-name="style-8" svg:viewBox="0.0 0.0 4718.6772 11938.076" svg:width="47.186775mm" svg:x="4.5216665mm" svg:y="36.055973mm"/>
                <draw:path svg:d="M 123.08587 61.543106 C 123.08587 95.53223 95.53223 123.08621 61.542934 123.08621 C 27.553646 123.08621 0.0 95.53223 0.0 61.543106 C 0.0 27.553986 27.553646 0.0 61.542934 0.0 C 95.53223 0.0 123.08587 27.553986 123.08587 61.543106 z" svg:height="1.2308621mm" draw:style-name="style-9" svg:viewBox="0.0 0.0 123.08587 123.08621" svg:width="1.2308587mm" svg:x="27.959959mm" svg:y="27.594448mm"/>
                <draw:path svg:d="M 123.08587 61.543106 C 123.08587 95.53223 95.53223 123.08621 61.542934 123.08621 C 27.553646 123.08621 0.0 95.53223 0.0 61.543106 C 0.0 27.553986 27.553646 0.0 61.542934 0.0 C 95.53223 0.0 123.08587 27.553986 123.08587 61.543106 z" svg:height="1.2308621mm" draw:style-name="style-10" svg:viewBox="0.0 0.0 123.08587 123.08621" svg:width="1.2308587mm" svg:x="32.63722mm" svg:y="21.378616mm"/>
                <draw:path svg:d="M 3090.1692 44.64748 C 2193.8086 -217.39519 1540.8925 741.0943 2144.8708 1175.4169 C 3336.6284 2032.413 5243.8965 1429.9202 1362.0984 3837.574 C -1775.8798 5783.8804 2037.0591 7558.1196 4022.609 9760.139 C 4918.927 12124.373 2562.492 13101.16 1162.5197 13408.179 C 880.7805 13481.157 -245.32307 13653.86 48.47446 13714.779 C 3624.026 14075.497 7259.0605 11627.511 5033.4316 8614.07 C 3948.1782 7625.94 823.9944 5584.2266 2395.8145 4776.136 C 8083.37 1852.0994 3782.4583 247.03122 3090.1692 44.64748 z" svg:height="137.50143mm" draw:style-name="style-11" svg:viewBox="0.0 0.0 5715.142 13750.143" svg:width="57.15142mm" svg:x="3.630554mm" svg:y="17.938454mm"/>
              </draw:g>
              <draw:rect svg:height="51.04605mm" draw:style-name="style-12" draw:transform="rotate(1.5707963267948966) translate(9.430788mm,75.28412mm)" svg:width="5.0952477mm"/>
              <draw:rect svg:height="51.04605mm" draw:style-name="style-13" draw:transform="rotate(1.5707963267948966) translate(9.430788mm,100.19709mm)" svg:width="5.0952477mm"/>
              <draw:rect svg:height="171.91946mm" draw:style-name="style-14" svg:width="9.430351mm" svg:x="0.12070559mm" svg:y="0.12070113mm"/>
              <draw:rect svg:height="171.91946mm" draw:style-name="style-15" svg:width="9.430351mm" svg:x="60.449432mm" svg:y="0.1207011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1800" draw:border="144.15477%" draw:display-name="gradient-1" draw:end-color="#decab2" draw:name="gradient-1" draw:start-color="#7a5a36" draw:style="linear"/>
    <draw:gradient draw:angle="1800" draw:border="144.15477%" draw:display-name="gradient-2" draw:end-color="#decab2" draw:name="gradient-2" draw:start-color="#7a5a36" draw:style="linear"/>
    <draw:gradient draw:angle="1800" draw:border="144.15477%" draw:display-name="gradient-3" draw:end-color="#decab2" draw:name="gradient-3" draw:start-color="#7a5a36" draw:style="linear"/>
    <draw:gradient draw:angle="1800" draw:border="144.15477%" draw:display-name="gradient-4" draw:end-color="#decab2" draw:name="gradient-4" draw:start-color="#7a5a36" draw:style="linear"/>
    <draw:gradient draw:angle="1800" draw:border="144.15477%" draw:display-name="gradient-5" draw:end-color="#decab2" draw:name="gradient-5" draw:start-color="#7a5a36" draw:style="linear"/>
    <draw:gradient draw:angle="1800" draw:border="144.15477%" draw:display-name="gradient-6" draw:end-color="#decab2" draw:name="gradient-6" draw:start-color="#7a5a36" draw:style="linear"/>
    <draw:gradient draw:angle="1811" draw:border="18.714483%" draw:display-name="gradient-7" draw:end-color="#decab2" draw:name="gradient-7" draw:start-color="#7a5a36" draw:style="linear"/>
    <draw:gradient draw:angle="1811" draw:border="18.714483%" draw:display-name="gradient-8" draw:end-color="#decab2" draw:name="gradient-8" draw:start-color="#7a5a36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72.16087mm" fo:page-width="70.0004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